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in" fo:margin-bottom="0.1965in" style:contextual-spacing="false" style:writing-mode="lr-tb"/>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4" style:family="paragraph" style:parent-style-name="Standard">
      <style:paragraph-properties fo:text-align="start" style:justify-single-word="false"/>
      <style:text-properties fo:font-weight="bold" officeooo:paragraph-rsid="00040eb3" style:font-weight-asian="bold" style:font-weight-complex="bold"/>
    </style:style>
    <style:style style:name="P5" style:family="paragraph" style:parent-style-name="Standard">
      <style:paragraph-properties fo:text-align="start" style:justify-single-word="false"/>
      <style:text-properties fo:font-weight="bold" officeooo:paragraph-rsid="000578fb" style:font-weight-asian="bold" style:font-weight-complex="bold"/>
    </style:style>
    <style:style style:name="P6" style:family="paragraph" style:parent-style-name="Standard">
      <style:paragraph-properties fo:text-align="start" style:justify-single-word="false"/>
      <style:text-properties fo:font-weight="bold" officeooo:rsid="000578fb" officeooo:paragraph-rsid="000578fb" style:font-weight-asian="bold" style:font-weight-complex="bold"/>
    </style:style>
    <style:style style:name="P7" style:family="paragraph" style:parent-style-name="Standard">
      <style:paragraph-properties fo:text-align="start" style:justify-single-word="false"/>
      <style:text-properties fo:font-weight="normal" officeooo:paragraph-rsid="000578fb" style:font-weight-asian="normal" style:font-weight-complex="normal"/>
    </style:style>
    <style:style style:name="P8" style:family="paragraph" style:parent-style-name="Standard">
      <style:paragraph-properties fo:text-align="start" style:justify-single-word="false"/>
      <style:text-properties fo:font-size="14pt" fo:font-weight="bold" officeooo:rsid="00040eb3" officeooo:paragraph-rsid="00040eb3"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bold" officeooo:paragraph-rsid="00040eb3" style:font-size-asian="14pt" style:font-weight-asian="bold" style:font-size-complex="14pt" style:font-weight-complex="bold"/>
    </style:style>
    <style:style style:name="P10" style:family="paragraph" style:parent-style-name="Standard">
      <style:paragraph-properties fo:text-align="start" style:justify-single-word="false"/>
      <style:text-properties fo:font-size="14pt" fo:font-weight="normal" officeooo:rsid="00040eb3" officeooo:paragraph-rsid="00040eb3" style:font-size-asian="14pt" style:font-weight-asian="normal" style:font-size-complex="14pt" style:font-weight-complex="normal"/>
    </style:style>
    <style:style style:name="P11" style:family="paragraph" style:parent-style-name="Text_20_body">
      <style:paragraph-properties fo:text-align="start" style:justify-single-word="false"/>
      <style:text-properties fo:font-size="14pt" fo:font-weight="normal" officeooo:rsid="00040eb3" officeooo:paragraph-rsid="00040eb3"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normal" officeooo:paragraph-rsid="00040eb3"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font-size="14pt" fo:font-weight="normal" officeooo:rsid="000578fb" officeooo:paragraph-rsid="000578fb" style:font-size-asian="14pt" style:font-weight-asian="normal" style:font-size-complex="14pt" style:font-weight-complex="normal"/>
    </style:style>
    <style:style style:name="P14" style:family="paragraph" style:parent-style-name="Text_20_body">
      <style:text-properties fo:font-size="14pt" officeooo:rsid="00040eb3" officeooo:paragraph-rsid="00040eb3" style:font-size-asian="12.25pt" style:font-size-complex="14pt"/>
    </style:style>
    <style:style style:name="P15" style:family="paragraph" style:parent-style-name="Standard">
      <style:paragraph-properties fo:text-align="start" style:justify-single-word="false"/>
      <style:text-properties fo:font-size="14pt" officeooo:rsid="00040eb3" officeooo:paragraph-rsid="00040eb3" style:font-size-asian="14pt" style:font-size-complex="14pt"/>
    </style:style>
    <style:style style:name="P16" style:family="paragraph" style:parent-style-name="Standard">
      <style:paragraph-properties fo:text-align="start" style:justify-single-word="false"/>
      <style:text-properties fo:font-weight="normal" officeooo:rsid="000578fb" officeooo:paragraph-rsid="000578fb" style:font-weight-asian="normal" style:font-weight-complex="normal"/>
    </style:style>
    <style:style style:name="P17" style:family="paragraph" style:parent-style-name="Standard">
      <style:paragraph-properties fo:text-align="start" style:justify-single-word="false"/>
      <style:text-properties fo:font-weight="normal" officeooo:rsid="000a3876" officeooo:paragraph-rsid="000a3876" style:font-weight-asian="normal" style:font-weight-complex="normal"/>
    </style:style>
    <style:style style:name="P18" style:family="paragraph" style:parent-style-name="Standard">
      <style:paragraph-properties fo:text-align="start" style:justify-single-word="false"/>
      <style:text-properties fo:font-weight="normal" officeooo:rsid="000af0c0" officeooo:paragraph-rsid="000c490e" style:font-weight-asian="normal" style:font-weight-complex="normal"/>
    </style:style>
    <style:style style:name="P19" style:family="paragraph" style:parent-style-name="Standard">
      <style:paragraph-properties fo:text-align="start" style:justify-single-word="false"/>
      <style:text-properties fo:font-weight="normal" officeooo:rsid="000af0c0" officeooo:paragraph-rsid="000c49c4" style:font-weight-asian="normal" style:font-weight-complex="normal"/>
    </style:style>
    <style:style style:name="P20" style:family="paragraph" style:parent-style-name="Standard">
      <style:paragraph-properties fo:text-align="start" style:justify-single-word="false"/>
      <style:text-properties fo:font-weight="normal" officeooo:rsid="000e9ce2" officeooo:paragraph-rsid="000e9ce2" style:font-weight-asian="normal" style:font-weight-complex="normal"/>
    </style:style>
    <style:style style:name="P21" style:family="paragraph" style:parent-style-name="Standard">
      <style:paragraph-properties fo:text-align="start" style:justify-single-word="false"/>
      <style:text-properties fo:font-weight="normal" officeooo:rsid="00105350" officeooo:paragraph-rsid="00105350" style:font-weight-asian="normal" style:font-weight-complex="normal"/>
    </style:style>
    <style:style style:name="T1" style:family="text">
      <style:text-properties officeooo:rsid="00040eb3"/>
    </style:style>
    <style:style style:name="T2" style:family="text">
      <style:text-properties fo:font-weight="normal" style:font-weight-asian="normal" style:font-weight-complex="normal"/>
    </style:style>
    <style:style style:name="T3" style:family="text">
      <style:text-properties fo:font-size="14pt" style:font-size-asian="14pt" style:font-size-complex="14pt"/>
    </style:style>
    <style:style style:name="T4" style:family="text">
      <style:text-properties fo:font-size="14pt" officeooo:rsid="00040eb3" style:font-size-asian="14pt" style:font-size-complex="14pt"/>
    </style:style>
    <style:style style:name="T5" style:family="text">
      <style:text-properties fo:font-size="14pt" officeooo:rsid="000578fb" style:font-size-asian="14pt" style:font-size-complex="14pt"/>
    </style:style>
    <style:style style:name="T6" style:family="text">
      <style:text-properties fo:font-size="14pt" fo:font-weight="normal" officeooo:rsid="000578fb" style:font-size-asian="14pt" style:font-weight-asian="normal" style:font-size-complex="14pt" style:font-weight-complex="normal"/>
    </style:style>
    <style:style style:name="T7" style:family="text">
      <style:text-properties officeooo:rsid="000c490e"/>
    </style:style>
    <style:style style:name="T8" style:family="text">
      <style:text-properties officeooo:rsid="000c49c4"/>
    </style:style>
    <style:style style:name="T9" style:family="text">
      <style:text-properties officeooo:rsid="000d9439"/>
    </style:style>
    <style:style style:name="T10" style:family="text">
      <style:text-properties officeooo:rsid="000fdb94"/>
    </style:style>
    <style:style style:name="T11" style:family="text">
      <style:text-properties officeooo:rsid="0010535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iffbot_sim – <text:span text:style-name="T1">ros2_ws:</text:span></text:p>
      <text:p text:style-name="P3"/>
      <text:p text:style-name="P8">1- creating the work space:</text:p>
      <text:p text:style-name="P10">mkdir -p ~/ros2_ws/src</text:p>
      <text:p text:style-name="P10">cd ~/ros2_ws</text:p>
      <text:p text:style-name="P10"/>
      <text:p text:style-name="P8">2- clone the repo from github and build the ws:</text:p>
      <text:p text:style-name="P10">git clone https://github.com/nakoyonioka/diffbot_sim.git<text:line-break/>colcon build</text:p>
      <text:p text:style-name="P10">source install/setup.bash</text:p>
      <text:p text:style-name="P10"/>
      <text:p text:style-name="P9"><text:span text:style-name="T1">3-</text:span>Fixed Python Package Build Errors:</text:p>
      <text:p text:style-name="P12">mkdir -p ~/ros2_ws/src/slam_sim/resource</text:p>
      <text:p text:style-name="P12">touch ~/ros2_ws/src/slam_sim/resource/slam_sim</text:p>
      <text:p text:style-name="P12"/>
      <text:p text:style-name="P12">mkdir -p ~/ros2_ws/src/diffbot_sim/resource</text:p>
      <text:p text:style-name="P12">touch ~/ros2_ws/src/diffbot_sim/resource/diffbot_sim</text:p>
      <text:p text:style-name="P12"/>
      <text:p text:style-name="P4"><text:span text:style-name="T4">4-</text:span><text:span text:style-name="T3">Fix</text:span><text:span text:style-name="T4">ing the </text:span><text:span text:style-name="T3"><text:s/>package.xml </text:span><text:span text:style-name="T4">file:</text:span></text:p>
      <text:p text:style-name="P11">Changed from this:</text:p>
      <text:p text:style-name="P1"><text:span text:style-name="Source_20_Text">&lt;build_depend&gt;ament_python&lt;/build_depend&gt;</text:span></text:p>
      <text:p text:style-name="P14">to this:</text:p>
      <text:p text:style-name="P1"><text:span text:style-name="Source_20_Text">&lt;buildtool_depend&gt;ament_python&lt;/buildtool_depend&gt;</text:span></text:p>
      <text:p text:style-name="P5"><text:span text:style-name="T4">5-</text:span><text:span text:style-name="T5"> Edit nav2_params.yaml :<text:line-break/></text:span><text:span text:style-name="T6"> we changed this:</text:span></text:p>
      <text:p text:style-name="P13">CostCritic:</text:p>
      <text:p text:style-name="P13"><text:s text:c="2"/>consider_footprint: true<text:line-break/>to this:</text:p>
      <text:p text:style-name="P7">CostCritic:</text:p>
      <text:p text:style-name="P7"><text:s text:c="2"/>consider_footprint: false</text:p>
      <text:p text:style-name="P7"/>
      <text:p text:style-name="P6">6- changing the slam mode:<text:line-break/><text:span text:style-name="T2">we changed the SLAM mode in the launch file from localization to mapping</text:span></text:p>
      <text:p text:style-name="P16"/>
      <text:p text:style-name="P17">7- we added a location. Yaml and guide.py node for reaching the goal with a terminal</text:p>
      <text:p text:style-name="P17"/>
      <text:p text:style-name="P18">8- we added <text:span text:style-name="T7">a new leader robot, then we used TF to transfer the leader pose in odom frame to the map fram, since the pose of the leader in the map is known we </text:span><text:span text:style-name="T9">created the moving_goal node that send the pose </text:span><text:span text:style-name="T7">to the nav2 NavigateToPose each 0.5 sec, then the planner server and the controller server does the rest for the follower following.</text:span></text:p>
      <text:p text:style-name="P18"/>
      <text:p text:style-name="P19"><text:soft-page-break/><text:span text:style-name="T7">9- </text:span><text:span text:style-name="T8">to make the pid for followig we make nav2 stack optionally in the sim.launch.py</text:span></text:p>
      <text:p text:style-name="P19"><text:span text:style-name="T8">we will use : </text:span>use_nav2:=false</text:p>
      <text:p text:style-name="P19"><text:span text:style-name="T7"><text:s/></text:span><text:span text:style-name="T8">if we want to stop the nav2, otherwise we make it true to keep the following with first method.</text:span></text:p>
      <text:p text:style-name="P19"/>
      <text:p text:style-name="P20">10- we create the pid_follow that take the <text:span text:style-name="T10">pose</text:span> from the tf <text:span text:style-name="T10">and compute the distance and the beering, </text:span><text:span text:style-name="T11">then we used the classic pid to generate the velocity for the following step.</text:span></text:p>
      <text:p text:style-name="P20"/>
      <text:p text:style-name="P21">11- after that we added a safty layer for our robot to avoid obstacles when following tge leader.</text:p>
      <text:p text:style-name="P21"/>
      <text:p text:style-name="P17"/>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11T17:28:36.871602546</meta:creation-date>
    <dc:date>2026-02-25T00:54:46.365621775</dc:date>
    <meta:editing-duration>PT14M14S</meta:editing-duration>
    <meta:editing-cycles>5</meta:editing-cycles>
    <meta:generator>LibreOffice/7.3.7.2$Linux_X86_64 LibreOffice_project/30$Build-2</meta:generator>
    <meta:document-statistic meta:table-count="0" meta:image-count="0" meta:object-count="0" meta:page-count="2" meta:paragraph-count="30" meta:word-count="259" meta:character-count="1721" meta:non-whitespace-character-count="1484"/>
  </office:meta>
</office:document-meta>
</file>